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7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8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9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0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" style:parent-style-name="Обычный" style:family="paragraph">
      <style:paragraph-properties style:vertical-align="auto" fo:margin-top="0.3333in" fo:margin-bottom="0.1666in"/>
      <style:text-properties fo:hyphenate="true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fo:language="en" fo:country="US" style:language-asian="ru" style:country-asian="RU" style:language-complex="ar" style:country-complex="SA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19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4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5" style:parent-style-name="Обычный" style:family="paragraph">
      <style:paragraph-properties style:vertical-align="auto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6" style:parent-style-name="Заголовок3" style:family="paragraph">
      <style:paragraph-properties fo:margin-top="0.3333in" fo:margin-bottom="0.1666in"/>
    </style:style>
    <style:style style:name="T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8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9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0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37" style:parent-style-name="Заголовок3" style:family="paragraph">
      <style:paragraph-properties fo:margin-top="0.3333in" fo:margin-bottom="0.1666in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9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0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1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46" style:parent-style-name="Заголовок3" style:family="paragraph">
      <style:paragraph-properties fo:margin-top="0.3333in" fo:margin-bottom="0.1666in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8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9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0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3" style:parent-style-name="ds-markdown-paragraph" style:family="paragraph">
      <style:paragraph-properties fo:margin-top="0in" fo:margin-bottom="0in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T55" style:parent-style-name="apple-converted-space" style:family="text">
      <style:text-properties fo:color="#000000" fo:font-size="14pt" style:font-size-asian="14pt" style:font-size-complex="14pt"/>
    </style:style>
    <style:style style:name="T56" style:parent-style-name="КодHTML" style:family="text">
      <style:text-properties style:font-name="Times New Roman" style:font-name-complex="Times New Roman" fo:color="#000000" fo:font-size="14pt" style:font-size-asian="14pt" style:font-size-complex="14pt"/>
    </style:style>
    <style:style style:name="P5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8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59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0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1" style:parent-style-name="Заголовок3" style:family="paragraph">
      <style:paragraph-properties fo:margin-top="0.3333in" fo:margin-bottom="0.1666in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3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4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5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68" style:parent-style-name="ds-markdown-paragraph" style:family="paragraph">
      <style:paragraph-properties fo:margin-top="0in" fo:margin-bottom="0in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T70" style:parent-style-name="apple-converted-space" style:family="text">
      <style:text-properties fo:color="#000000" fo:font-size="14pt" style:font-size-asian="14pt" style:font-size-complex="14pt"/>
    </style:style>
    <style:style style:name="T71" style:parent-style-name="КодHTML" style:family="text"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76" style:parent-style-name="Заголовок3" style:family="paragraph">
      <style:paragraph-properties fo:margin-top="0.3333in" fo:margin-bottom="0.1666in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8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79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80" style:parent-style-name="apple-converted-space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2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3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4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5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6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7" style:parent-style-name="ds-markdown-paragraph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88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9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9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9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9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0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0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0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1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1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2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3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4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5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5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6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6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16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6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16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7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7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8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8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0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20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0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0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0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1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1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1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2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2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2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2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3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3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3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4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4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4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5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5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5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26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6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6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6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7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7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7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7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7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8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8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8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8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9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9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9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29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0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0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0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1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1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Menlo" style:font-name-asian="Times New Roman" style:font-name-complex="Menlo" fo:color="#A31515" style:letter-kerning="false" fo:font-size="9pt" style:font-size-asian="9pt" style:font-size-complex="9pt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P32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2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2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2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3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3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3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4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4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5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5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5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5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6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6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6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7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7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7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8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8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8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8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8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8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8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39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39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39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0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0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0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0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1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1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1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2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2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2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2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3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3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4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4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46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4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5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5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5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5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6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63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7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7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7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77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7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Menlo" style:font-name-asian="Times New Roman" style:font-name-complex="Menlo" fo:color="#098658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85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86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89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0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1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2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3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4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fo:hyphenate="true"/>
    </style:style>
    <style:style style:name="T495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Menlo" style:font-name-asian="Times New Roman" style:font-name-complex="Menlo" fo:color="#0000FF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498" style:parent-style-name="Обычный" style:family="paragraph">
      <style:paragraph-properties style:vertical-align="auto" style:line-height-at-least="0.1875in" fo:background-color="#FFFFFF">
        <style:background-fill draw:fill="solid" draw:fill-color="#FFFFFF"/>
      </style:paragraph-properties>
      <style:text-properties style:font-name="Menlo" style:font-name-asian="Times New Roman" style:font-name-complex="Menlo" fo:color="#000000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499" style:parent-style-name="Standard" style:family="paragraph">
      <style:text-properties fo:language="en" fo:country="US"/>
    </style:style>
    <style:style style:name="P500" style:parent-style-name="Standard" style:family="paragraph">
      <style:text-properties fo:font-size="16pt" style:font-size-asian="16pt" style:font-size-complex="16pt" fo:language="en" fo:country="US"/>
    </style:style>
    <style:style style:name="T50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0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</office:automatic-styles>
  <office:body>
    <office:text text:use-soft-page-breaks="true">
      <text:p text:style-name="P1">ФИО: Ганиева Милана Ринатовна</text:p>
      <text:p text:style-name="P2">Группа: СКБ251</text:p>
      <text:p text:style-name="P3">Подгруппа: 1</text:p>
      <text:p text:style-name="P4"/>
      <text:p text:style-name="Standard"><text:span text:style-name="T5">1. Задание:</text:span></text:p>
      <text:p text:style-name="P6">Необходимо<text:s/>написать программу, которая:</text:p>
      <text:p text:style-name="P7">• считывает все значения в динамический массив;</text:p>
      <text:p text:style-name="P8">• анализирует данные (среднее, минимум, максимум, выбросы);</text:p>
      <text:p text:style-name="P9">• создаёт новый динамический массив, содержащий только значения, превышающие среднее.</text:p>
      <text:p text:style-name="P10"/>
      <text:p text:style-name="P11">2. Описание алгоритма:</text:p>
      <text:h text:style-name="P12" text:outline-level="2"><text:span text:style-name="T13">Функция<text:s/></text:span><text:span text:style-name="T14">main</text:span><text:span text:style-name="T15">()<text:s/></text:span><text:span text:style-name="T16">–</text:span><text:span text:style-name="T17"><text:s/></text:span><text:span text:style-name="T18">Главная функция</text:span></text:h>
      <text:list text:style-name="LFO8" text:continue-numbering="true">
        <text:list-item>
          <text:p text:style-name="P19">Запрашивает количество измерений у пользователя</text:p>
        </text:list-item>
        <text:list-item>
          <text:p text:style-name="P20">Выделяет динамическую память под массив измерений</text:p>
        </text:list-item>
        <text:list-item>
          <text:p text:style-name="P21">Запрашивает и считывает все значения температуры</text:p>
        </text:list-item>
        <text:list-item>
          <text:p text:style-name="P22">Выполняет анализ данных (среднее, минимум, максимум)</text:p>
        </text:list-item>
        <text:list-item>
          <text:p text:style-name="P23">Фильтрует значения выше среднего в отдельный массив</text:p>
        </text:list-item>
        <text:list-item>
          <text:p text:style-name="P24">Выводит результаты анализа</text:p>
        </text:list-item>
        <text:list-item>
          <text:p text:style-name="P25">Освобождает выделенную память</text:p>
        </text:list-item>
      </text:list>
      <text:h text:style-name="P26" text:outline-level="3"><text:span text:style-name="T27">Функция</text:span><text:span text:style-name="T28"> </text:span><text:span text:style-name="T29">inputData()</text:span><text:span text:style-name="T30"> </text:span><text:span text:style-name="T31">- Ввод данных датчика</text:span></text:h>
      <text:list text:style-name="LFO9" text:continue-numbering="true">
        <text:list-item>
          <text:p text:style-name="P32">Получает указатель на массив и количество измерений</text:p>
        </text:list-item>
        <text:list-item>
          <text:p text:style-name="P33">Проходит по всем элементам массива через цикл</text:p>
        </text:list-item>
        <text:list-item>
          <text:p text:style-name="P34">Считывает каждое значение температуры</text:p>
        </text:list-item>
        <text:list-item>
          <text:p text:style-name="P35">Проверяет, что каждое значение находится в диапазоне от -50 до +50°C</text:p>
        </text:list-item>
        <text:list-item>
          <text:p text:style-name="P36">При обнаружении значения вне диапазона выводит сообщение об ошибке</text:p>
        </text:list-item>
      </text:list>
      <text:h text:style-name="P37" text:outline-level="3"><text:span text:style-name="T38">Функция</text:span><text:span text:style-name="T39"> </text:span><text:span text:style-name="T40">average()</text:span><text:span text:style-name="T41"> </text:span><text:span text:style-name="T42">- Расчет среднего значения</text:span></text:h>
      <text:list text:style-name="LFO10" text:continue-numbering="true">
        <text:list-item>
          <text:p text:style-name="P43">Получает указатель на массив и количество элементов</text:p>
        </text:list-item>
        <text:list-item>
          <text:p text:style-name="P44">Вычисляет сумму всех значений температуры</text:p>
        </text:list-item>
        <text:list-item>
          <text:p text:style-name="P45">Возвращает среднее значение (сумма / количество)</text:p>
        </text:list-item>
      </text:list>
      <text:h text:style-name="P46" text:outline-level="3"><text:span text:style-name="T47">Функция</text:span><text:span text:style-name="T48"> </text:span><text:span text:style-name="T49">minValue()</text:span><text:span text:style-name="T50"> </text:span><text:span text:style-name="T51">- Поиск минимального значения</text:span></text:h>
      <text:list text:style-name="LFO11" text:continue-numbering="true">
        <text:list-item>
          <text:p text:style-name="P52">Получает указатель на массив и количество элементов</text:p>
        </text:list-item>
        <text:list-item>
          <text:p text:style-name="P53"><text:span text:style-name="T54">Инициализирует минимум первым элементом массива:</text:span><text:span text:style-name="T55"> </text:span><text:span text:style-name="T56">minVal = *(p)</text:span></text:p>
        </text:list-item>
        <text:list-item>
          <text:p text:style-name="P57">Проходит по оставшимся элементам через цикл</text:p>
        </text:list-item>
        <text:list-item>
          <text:p text:style-name="P58">Сравнивает каждый элемент с текущим минимумом</text:p>
        </text:list-item>
        <text:list-item>
          <text:p text:style-name="P59">Если находит меньшее значение, обновляет минимум</text:p>
        </text:list-item>
        <text:list-item>
          <text:p text:style-name="P60">Возвращает найденное минимальное значение</text:p>
        </text:list-item>
      </text:list>
      <text:h text:style-name="P61" text:outline-level="3"><text:span text:style-name="T62">Функция</text:span><text:span text:style-name="T63"> </text:span><text:span text:style-name="T64">maxValue()</text:span><text:span text:style-name="T65"> </text:span><text:span text:style-name="T66">- Поиск максимального значения</text:span></text:h>
      <text:list text:style-name="LFO12" text:continue-numbering="true">
        <text:list-item>
          <text:p text:style-name="P67">Получает указатель на массив и количество элементов</text:p>
        </text:list-item>
        <text:list-item>
          <text:p text:style-name="P68"><text:span text:style-name="T69">Инициализирует максимум первым элементом массива:</text:span><text:span text:style-name="T70"> </text:span><text:span text:style-name="T71">maxVal = *(p)</text:span></text:p>
        </text:list-item>
        <text:list-item>
          <text:p text:style-name="P72">Проходит по оставшимся элементам через цикл</text:p>
        </text:list-item>
        <text:list-item>
          <text:p text:style-name="P73">Сравнивает каждый элемент с текущим максимумом</text:p>
        </text:list-item>
        <text:list-item>
          <text:p text:style-name="P74">Если находит большее значение, обновляет максимум</text:p>
        </text:list-item>
        <text:list-item>
          <text:p text:style-name="P75">Возвращает найденное максимальное значение</text:p>
        </text:list-item>
      </text:list>
      <text:h text:style-name="P76" text:outline-level="3"><text:span text:style-name="T77">Функция</text:span><text:span text:style-name="T78"> </text:span><text:span text:style-name="T79">filterAboveAverage()</text:span><text:span text:style-name="T80"> </text:span><text:span text:style-name="T81">- Фильтрация значений выше среднего</text:span></text:h>
      <text:list text:style-name="LFO13" text:continue-numbering="true">
        <text:list-item>
          <text:p text:style-name="P82">Получает указатель на массив, количество элементов и ссылку на счетчик</text:p>
        </text:list-item>
        <text:list-item>
          <text:p text:style-name="P83">Вычисляет среднее значение всех измерений</text:p>
        </text:list-item>
        <text:list-item>
          <text:p text:style-name="P84">Первый проход: подсчитывает, сколько значений превышают среднее</text:p>
        </text:list-item>
        <text:list-item>
          <text:p text:style-name="P85">Выделяет динамическую память под новый массив нужного размера</text:p>
        </text:list-item>
        <text:list-item>
          <text:p text:style-name="P86">Второй проход: копирует значения выше среднего в новый массив</text:p>
        </text:list-item>
        <text:list-item>
          <text:p text:style-name="P87">Возвращает указатель на новый массив с отфильтрованными значениями</text:p>
        </text:list-item>
      </text:list>
      <text:p text:style-name="P88"/>
      <text:p text:style-name="Standard"><text:span text:style-name="T89">3.<text:s/></text:span><text:span text:style-name="T90">Код</text:span><text:span text:style-name="T91">:</text:span></text:p>
      <text:p text:style-name="P92"><text:span text:style-name="T93">#include<text:s/></text:span><text:span text:style-name="T94">&lt;iostream&gt;</text:span></text:p>
      <text:p text:style-name="P95"><text:span text:style-name="T96">#include<text:s/></text:span><text:span text:style-name="T97">&lt;iomanip&gt;</text:span></text:p>
      <text:p text:style-name="P98"/>
      <text:p text:style-name="P99"><text:span text:style-name="T100">using</text:span><text:span text:style-name="T101"><text:s/></text:span><text:span text:style-name="T102">namespace</text:span><text:span text:style-name="T103"><text:s/>std;</text:span></text:p>
      <text:p text:style-name="P104"/>
      <text:p text:style-name="P105"><text:span text:style-name="T106">void</text:span><text:span text:style-name="T107"><text:s/>inputData(</text:span><text:span text:style-name="T108">float*</text:span><text:span text:style-name="T109"><text:s/>p,<text:s/></text:span><text:span text:style-name="T110">int</text:span><text:span text:style-name="T111"><text:s/>n);</text:span></text:p>
      <text:p text:style-name="P112"><text:span text:style-name="T113">float</text:span><text:span text:style-name="T114"><text:s/>average(</text:span><text:span text:style-name="T115">const</text:span><text:span text:style-name="T116"><text:s/></text:span><text:span text:style-name="T117">float*</text:span><text:span text:style-name="T118"><text:s/>p,<text:s/></text:span><text:span text:style-name="T119">int</text:span><text:span text:style-name="T120"><text:s/>n);</text:span></text:p>
      <text:p text:style-name="P121"><text:span text:style-name="T122">float</text:span><text:span text:style-name="T123"><text:s/>minValue(</text:span><text:span text:style-name="T124">const</text:span><text:span text:style-name="T125"><text:s/></text:span><text:span text:style-name="T126">float*</text:span><text:span text:style-name="T127"><text:s/>p,<text:s/></text:span><text:span text:style-name="T128">int</text:span><text:span text:style-name="T129"><text:s/>n);</text:span></text:p>
      <text:p text:style-name="P130"><text:span text:style-name="T131">float</text:span><text:span text:style-name="T132"><text:s/>maxValue(</text:span><text:span text:style-name="T133">const</text:span><text:span text:style-name="T134"><text:s/></text:span><text:span text:style-name="T135">float*</text:span><text:span text:style-name="T136"><text:s/>p,<text:s/></text:span><text:span text:style-name="T137">int</text:span><text:span text:style-name="T138"><text:s/>n);</text:span></text:p>
      <text:p text:style-name="P139"><text:span text:style-name="T140">float*</text:span><text:span text:style-name="T141"><text:s/>filterAboveAverage(</text:span><text:span text:style-name="T142">float*</text:span><text:span text:style-name="T143"><text:s/>p,<text:s/></text:span><text:span text:style-name="T144">int</text:span><text:span text:style-name="T145"><text:s/>n,<text:s/></text:span><text:span text:style-name="T146">int&amp;</text:span><text:span text:style-name="T147"><text:s/>newCount);</text:span></text:p>
      <text:p text:style-name="P148"/>
      <text:p text:style-name="P149"><text:span text:style-name="T150">int</text:span><text:span text:style-name="T151"><text:s/>main() {</text:span></text:p>
      <text:p text:style-name="P152"><text:span text:style-name="T153"><text:s text:c="4"/>cout &lt;&lt;<text:s/></text:span><text:span text:style-name="T154">"===<text:s/></text:span><text:span text:style-name="T155">Анализ</text:span><text:span text:style-name="T156"><text:s/></text:span><text:span text:style-name="T157">сенсора</text:span><text:span text:style-name="T158"><text:s/>==="</text:span><text:span text:style-name="T159"><text:s/>&lt;&lt; endl;</text:span></text:p>
      <text:p text:style-name="P160"/>
      <text:p text:style-name="P161"><text:span text:style-name="T162"><text:s text:c="4"/></text:span><text:span text:style-name="T163">int</text:span><text:span text:style-name="T164"><text:s/>n;</text:span></text:p>
      <text:p text:style-name="P165"><text:span text:style-name="T166"><text:s text:c="4"/>cout &lt;&lt;<text:s/></text:span><text:span text:style-name="T167">"Введите количество измерений: "</text:span><text:span text:style-name="T168">;</text:span></text:p>
      <text:p text:style-name="P169"><text:span text:style-name="T170"><text:s text:c="4"/></text:span><text:span text:style-name="T171">cin &gt;&gt; n;</text:span></text:p>
      <text:p text:style-name="P172"><text:s text:c="4"/></text:p>
      <text:p text:style-name="P173"><text:span text:style-name="T174"><text:s text:c="4"/></text:span><text:span text:style-name="T175">if</text:span><text:span text:style-name="T176"><text:s/>(n &lt;=<text:s/></text:span><text:span text:style-name="T177">0</text:span><text:span text:style-name="T178">) {</text:span></text:p>
      <text:p text:style-name="P179"><text:span text:style-name="T180"><text:s text:c="8"/>cout &lt;&lt;<text:s/></text:span><text:span text:style-name="T181">"</text:span><text:span text:style-name="T182">Ошибка</text:span><text:span text:style-name="T183">!"</text:span><text:span text:style-name="T184"><text:s/>&lt;&lt; endl;</text:span></text:p>
      <text:p text:style-name="P185"><text:span text:style-name="T186"><text:s text:c="8"/></text:span><text:span text:style-name="T187">return</text:span><text:span text:style-name="T188"><text:s/></text:span><text:span text:style-name="T189">1</text:span><text:span text:style-name="T190">;</text:span></text:p>
      <text:p text:style-name="P191"><text:s text:c="4"/>}</text:p>
      <text:p text:style-name="P192"><text:s text:c="4"/></text:p>
      <text:p text:style-name="P193"><text:span text:style-name="T194"><text:s text:c="4"/></text:span><text:span text:style-name="T195">float</text:span><text:span text:style-name="T196">* data =<text:s/></text:span><text:span text:style-name="T197">new</text:span><text:span text:style-name="T198"><text:s/></text:span><text:span text:style-name="T199">float</text:span><text:span text:style-name="T200">[n];</text:span></text:p>
      <text:p text:style-name="P201"><text:span text:style-name="T202"><text:s text:c="4"/></text:span><text:span text:style-name="T203">cout &lt;&lt;<text:s/></text:span><text:span text:style-name="T204">"Введите значения: "</text:span><text:span text:style-name="T205">;</text:span></text:p>
      <text:p text:style-name="P206"><text:s text:c="4"/>inputData(data, n);</text:p>
      <text:p text:style-name="P207"><text:s text:c="4"/></text:p>
      <text:p text:style-name="P208"><text:span text:style-name="T209"><text:s text:c="4"/></text:span><text:span text:style-name="T210">float</text:span><text:span text:style-name="T211"><text:s/>avg = average(data, n);</text:span></text:p>
      <text:soft-page-break/>
      <text:p text:style-name="P212"><text:span text:style-name="T213"><text:s text:c="4"/></text:span><text:span text:style-name="T214">float</text:span><text:span text:style-name="T215"><text:s/>minVal = minValue(data, n);</text:span></text:p>
      <text:p text:style-name="P216"><text:span text:style-name="T217"><text:s text:c="4"/></text:span><text:span text:style-name="T218">float</text:span><text:span text:style-name="T219"><text:s/>maxVal = maxValue(data, n);</text:span></text:p>
      <text:p text:style-name="P220"><text:s text:c="4"/></text:p>
      <text:p text:style-name="P221"><text:span text:style-name="T222"><text:s text:c="4"/>cout &lt;&lt; fixed &lt;&lt; setprecision(</text:span><text:span text:style-name="T223">1</text:span><text:span text:style-name="T224">);</text:span></text:p>
      <text:p text:style-name="P225"><text:span text:style-name="T226"><text:s text:c="4"/>cout &lt;&lt;<text:s/></text:span><text:span text:style-name="T227">"</text:span><text:span text:style-name="T228">Среднее</text:span><text:span text:style-name="T229"><text:s/></text:span><text:span text:style-name="T230">значение</text:span><text:span text:style-name="T231">: "</text:span><text:span text:style-name="T232"><text:s/>&lt;&lt; avg &lt;&lt; endl;</text:span></text:p>
      <text:p text:style-name="P233"><text:span text:style-name="T234"><text:s text:c="4"/>cout &lt;&lt;<text:s/></text:span><text:span text:style-name="T235">"</text:span><text:span text:style-name="T236">Минимум</text:span><text:span text:style-name="T237">: "</text:span><text:span text:style-name="T238"><text:s/>&lt;&lt; minVal &lt;&lt; endl;</text:span></text:p>
      <text:p text:style-name="P239"><text:span text:style-name="T240"><text:s text:c="4"/>cout &lt;&lt;<text:s/></text:span><text:span text:style-name="T241">"</text:span><text:span text:style-name="T242">Максимум</text:span><text:span text:style-name="T243">: "</text:span><text:span text:style-name="T244"><text:s/>&lt;&lt; maxVal &lt;&lt; endl;</text:span></text:p>
      <text:p text:style-name="P245"><text:s text:c="4"/></text:p>
      <text:p text:style-name="P246"><text:span text:style-name="T247"><text:s text:c="4"/></text:span><text:span text:style-name="T248">int</text:span><text:span text:style-name="T249"><text:s/>countAboveAvg;</text:span></text:p>
      <text:p text:style-name="P250"><text:span text:style-name="T251"><text:s text:c="4"/></text:span><text:span text:style-name="T252">float</text:span><text:span text:style-name="T253">* aboveAvgData = filterAboveAverage(data, n, countAboveAvg);</text:span></text:p>
      <text:p text:style-name="P254"><text:s text:c="4"/></text:p>
      <text:p text:style-name="P255"><text:span text:style-name="T256"><text:s text:c="4"/></text:span><text:span text:style-name="T257">cout &lt;&lt;<text:s/></text:span><text:span text:style-name="T258">"Значения выше среднего:"</text:span><text:span text:style-name="T259"><text:s/>&lt;&lt; endl;</text:span></text:p>
      <text:p text:style-name="P260"><text:span text:style-name="T261"><text:s text:c="4"/></text:span><text:span text:style-name="T262">for</text:span><text:span text:style-name="T263"><text:s/>(</text:span><text:span text:style-name="T264">int</text:span><text:span text:style-name="T265"><text:s/>i =<text:s/></text:span><text:span text:style-name="T266">0</text:span><text:span text:style-name="T267">; i &lt; countAboveAvg; i++) {</text:span></text:p>
      <text:p text:style-name="P268"><text:span text:style-name="T269"><text:s text:c="8"/>cout &lt;&lt; *(aboveAvgData + i) &lt;&lt;<text:s/></text:span><text:span text:style-name="T270">" "</text:span><text:span text:style-name="T271">;</text:span></text:p>
      <text:p text:style-name="P272"><text:s text:c="4"/>}</text:p>
      <text:p text:style-name="P273"><text:s text:c="4"/></text:p>
      <text:p text:style-name="P274"><text:span text:style-name="T275"><text:s text:c="4"/></text:span><text:span text:style-name="T276">delete[]</text:span><text:span text:style-name="T277"><text:s/>data;</text:span></text:p>
      <text:p text:style-name="P278"><text:span text:style-name="T279"><text:s text:c="4"/></text:span><text:span text:style-name="T280">delete[]</text:span><text:span text:style-name="T281"><text:s/>aboveAvgData;</text:span></text:p>
      <text:p text:style-name="P282"><text:s text:c="4"/></text:p>
      <text:p text:style-name="P283"><text:span text:style-name="T284"><text:s text:c="4"/></text:span><text:span text:style-name="T285">return</text:span><text:span text:style-name="T286"><text:s/></text:span><text:span text:style-name="T287">0</text:span><text:span text:style-name="T288">;</text:span></text:p>
      <text:p text:style-name="P289">}</text:p>
      <text:p text:style-name="P290"/>
      <text:p text:style-name="P291"><text:span text:style-name="T292">void</text:span><text:span text:style-name="T293"><text:s/>inputData(</text:span><text:span text:style-name="T294">float*</text:span><text:span text:style-name="T295"><text:s/>p,<text:s/></text:span><text:span text:style-name="T296">int</text:span><text:span text:style-name="T297"><text:s/>n) {</text:span></text:p>
      <text:p text:style-name="P298"><text:span text:style-name="T299"><text:s text:c="4"/></text:span><text:span text:style-name="T300">for</text:span><text:span text:style-name="T301"><text:s/>(</text:span><text:span text:style-name="T302">int</text:span><text:span text:style-name="T303"><text:s/>i =<text:s/></text:span><text:span text:style-name="T304">0</text:span><text:span text:style-name="T305">; i &lt; n; i++) {</text:span></text:p>
      <text:p text:style-name="P306"><text:s text:c="8"/>cin &gt;&gt; *(p + i);</text:p>
      <text:p text:style-name="P307"><text:span text:style-name="T308"><text:s text:c="8"/></text:span><text:span text:style-name="T309">if</text:span><text:span text:style-name="T310"><text:s/>(*(p + i) &lt; -</text:span><text:span text:style-name="T311">50.0</text:span><text:span text:style-name="T312"><text:s/>|| *(p + i) &gt;<text:s/></text:span><text:span text:style-name="T313">50.0</text:span><text:span text:style-name="T314">) {</text:span></text:p>
      <text:p text:style-name="P315"><text:span text:style-name="T316"><text:s text:c="12"/></text:span><text:span text:style-name="T317">cout &lt;&lt;<text:s/></text:span><text:span text:style-name="T318">"Ошибка! Температура вне диапазона от -50 до +50"</text:span><text:span text:style-name="T319"><text:s/>&lt;&lt; endl;</text:span></text:p>
      <text:p text:style-name="P320"><text:span text:style-name="T321"><text:s text:c="12"/></text:span><text:span text:style-name="T322">exit(</text:span><text:span text:style-name="T323">1</text:span><text:span text:style-name="T324">);</text:span></text:p>
      <text:p text:style-name="P325"><text:s text:c="8"/>}</text:p>
      <text:p text:style-name="P326"><text:s text:c="4"/>}</text:p>
      <text:p text:style-name="P327">}</text:p>
      <text:p text:style-name="P328"/>
      <text:p text:style-name="P329"><text:span text:style-name="T330">float</text:span><text:span text:style-name="T331"><text:s/>average(</text:span><text:span text:style-name="T332">const</text:span><text:span text:style-name="T333"><text:s/></text:span><text:span text:style-name="T334">float*</text:span><text:span text:style-name="T335"><text:s/>p,<text:s/></text:span><text:span text:style-name="T336">int</text:span><text:span text:style-name="T337"><text:s/>n) {</text:span></text:p>
      <text:p text:style-name="P338"><text:span text:style-name="T339"><text:s text:c="4"/></text:span><text:span text:style-name="T340">float</text:span><text:span text:style-name="T341"><text:s/>sum =<text:s/></text:span><text:span text:style-name="T342">0</text:span><text:span text:style-name="T343">;</text:span></text:p>
      <text:p text:style-name="P344"><text:span text:style-name="T345"><text:s text:c="4"/></text:span><text:span text:style-name="T346">for</text:span><text:span text:style-name="T347"><text:s/>(</text:span><text:span text:style-name="T348">int</text:span><text:span text:style-name="T349"><text:s/>i =<text:s/></text:span><text:span text:style-name="T350">0</text:span><text:span text:style-name="T351">; i &lt; n; i++) {</text:span></text:p>
      <text:p text:style-name="P352"><text:s text:c="8"/>sum += *(p + i);</text:p>
      <text:p text:style-name="P353"><text:s text:c="4"/>}</text:p>
      <text:p text:style-name="P354"><text:span text:style-name="T355"><text:s text:c="4"/></text:span><text:span text:style-name="T356">return</text:span><text:span text:style-name="T357"><text:s/>sum / n;</text:span></text:p>
      <text:p text:style-name="P358">}</text:p>
      <text:p text:style-name="P359"/>
      <text:p text:style-name="P360"><text:span text:style-name="T361">float</text:span><text:span text:style-name="T362"><text:s/>minValue(</text:span><text:span text:style-name="T363">const</text:span><text:span text:style-name="T364"><text:s/></text:span><text:span text:style-name="T365">float*</text:span><text:span text:style-name="T366"><text:s/>p,<text:s/></text:span><text:span text:style-name="T367">int</text:span><text:span text:style-name="T368"><text:s/>n) {</text:span></text:p>
      <text:p text:style-name="P369"><text:span text:style-name="T370"><text:s text:c="4"/></text:span><text:span text:style-name="T371">float</text:span><text:span text:style-name="T372"><text:s/>minVal = *(p);</text:span></text:p>
      <text:p text:style-name="P373"><text:span text:style-name="T374"><text:s text:c="4"/></text:span><text:span text:style-name="T375">for</text:span><text:span text:style-name="T376"><text:s/>(</text:span><text:span text:style-name="T377">int</text:span><text:span text:style-name="T378"><text:s/>i =<text:s/></text:span><text:span text:style-name="T379">1</text:span><text:span text:style-name="T380">; i &lt; n; i++) {</text:span></text:p>
      <text:p text:style-name="P381"><text:span text:style-name="T382"><text:s text:c="8"/></text:span><text:span text:style-name="T383">if</text:span><text:span text:style-name="T384"><text:s/>(*(p + i) &lt; minVal) {</text:span></text:p>
      <text:p text:style-name="P385"><text:s text:c="12"/>minVal = *(p + i);</text:p>
      <text:p text:style-name="P386"><text:s text:c="8"/>}</text:p>
      <text:p text:style-name="P387"><text:s text:c="4"/>}</text:p>
      <text:p text:style-name="P388"><text:span text:style-name="T389"><text:s text:c="4"/></text:span><text:span text:style-name="T390">return</text:span><text:span text:style-name="T391"><text:s/>minVal;</text:span></text:p>
      <text:p text:style-name="P392">}</text:p>
      <text:p text:style-name="P393"/>
      <text:p text:style-name="P394"><text:span text:style-name="T395">float</text:span><text:span text:style-name="T396"><text:s/>maxValue(</text:span><text:span text:style-name="T397">const</text:span><text:span text:style-name="T398"><text:s/></text:span><text:span text:style-name="T399">float*</text:span><text:span text:style-name="T400"><text:s/>p,<text:s/></text:span><text:span text:style-name="T401">int</text:span><text:span text:style-name="T402"><text:s/>n) {</text:span></text:p>
      <text:p text:style-name="P403"><text:span text:style-name="T404"><text:s text:c="4"/></text:span><text:span text:style-name="T405">float</text:span><text:span text:style-name="T406"><text:s/>maxVal = *(p);</text:span></text:p>
      <text:p text:style-name="P407"><text:span text:style-name="T408"><text:s text:c="4"/></text:span><text:span text:style-name="T409">for</text:span><text:span text:style-name="T410"><text:s/>(</text:span><text:span text:style-name="T411">int</text:span><text:span text:style-name="T412"><text:s/>i =<text:s/></text:span><text:span text:style-name="T413">1</text:span><text:span text:style-name="T414">; i &lt; n; i++) {</text:span></text:p>
      <text:soft-page-break/>
      <text:p text:style-name="P415"><text:span text:style-name="T416"><text:s text:c="8"/></text:span><text:span text:style-name="T417">if</text:span><text:span text:style-name="T418"><text:s/>(*(p + i) &gt; maxVal) {</text:span></text:p>
      <text:p text:style-name="P419"><text:s text:c="12"/>maxVal = *(p + i);</text:p>
      <text:p text:style-name="P420"><text:s text:c="8"/>}</text:p>
      <text:p text:style-name="P421"><text:s text:c="4"/>}</text:p>
      <text:p text:style-name="P422"><text:span text:style-name="T423"><text:s text:c="4"/></text:span><text:span text:style-name="T424">return</text:span><text:span text:style-name="T425"><text:s/>maxVal;</text:span></text:p>
      <text:p text:style-name="P426">}</text:p>
      <text:p text:style-name="P427"/>
      <text:p text:style-name="P428"><text:span text:style-name="T429">float*</text:span><text:span text:style-name="T430"><text:s/>filterAboveAverage(</text:span><text:span text:style-name="T431">float*</text:span><text:span text:style-name="T432"><text:s/>p,<text:s/></text:span><text:span text:style-name="T433">int</text:span><text:span text:style-name="T434"><text:s/>n,<text:s/></text:span><text:span text:style-name="T435">int&amp;</text:span><text:span text:style-name="T436"><text:s/>newCount) {</text:span></text:p>
      <text:p text:style-name="P437"><text:span text:style-name="T438"><text:s text:c="4"/></text:span><text:span text:style-name="T439">float</text:span><text:span text:style-name="T440"><text:s/>avg = average(p, n);</text:span></text:p>
      <text:p text:style-name="P441"><text:span text:style-name="T442"><text:s text:c="4"/>newCount =<text:s/></text:span><text:span text:style-name="T443">0</text:span><text:span text:style-name="T444">;</text:span></text:p>
      <text:p text:style-name="P445"><text:s text:c="4"/></text:p>
      <text:p text:style-name="P446"><text:span text:style-name="T447"><text:s text:c="4"/></text:span><text:span text:style-name="T448">for</text:span><text:span text:style-name="T449"><text:s/>(</text:span><text:span text:style-name="T450">int</text:span><text:span text:style-name="T451"><text:s/>i =<text:s/></text:span><text:span text:style-name="T452">0</text:span><text:span text:style-name="T453">; i &lt; n; i++) {</text:span></text:p>
      <text:p text:style-name="P454"><text:span text:style-name="T455"><text:s text:c="8"/></text:span><text:span text:style-name="T456">if</text:span><text:span text:style-name="T457"><text:s/>(*(p + i) &gt; avg) {</text:span></text:p>
      <text:p text:style-name="P458"><text:s text:c="12"/>newCount++;</text:p>
      <text:p text:style-name="P459"><text:s text:c="8"/>}</text:p>
      <text:p text:style-name="P460"><text:s text:c="4"/>}</text:p>
      <text:p text:style-name="P461"><text:s text:c="4"/></text:p>
      <text:p text:style-name="P462"><text:span text:style-name="T463"><text:s text:c="4"/></text:span><text:span text:style-name="T464">float</text:span><text:span text:style-name="T465">* result =<text:s/></text:span><text:span text:style-name="T466">new</text:span><text:span text:style-name="T467"><text:s/></text:span><text:span text:style-name="T468">float</text:span><text:span text:style-name="T469">[newCount];</text:span></text:p>
      <text:p text:style-name="P470"><text:s text:c="4"/></text:p>
      <text:p text:style-name="P471"><text:span text:style-name="T472"><text:s text:c="4"/></text:span><text:span text:style-name="T473">int</text:span><text:span text:style-name="T474"><text:s/>index =<text:s/></text:span><text:span text:style-name="T475">0</text:span><text:span text:style-name="T476">;</text:span></text:p>
      <text:p text:style-name="P477"><text:span text:style-name="T478"><text:s text:c="4"/></text:span><text:span text:style-name="T479">for</text:span><text:span text:style-name="T480"><text:s/>(</text:span><text:span text:style-name="T481">int</text:span><text:span text:style-name="T482"><text:s/>i =<text:s/></text:span><text:span text:style-name="T483">0</text:span><text:span text:style-name="T484">; i &lt; n; i++) {</text:span></text:p>
      <text:p text:style-name="P485"><text:span text:style-name="T486"><text:s text:c="8"/></text:span><text:span text:style-name="T487">if</text:span><text:span text:style-name="T488"><text:s/>(*(p + i) &gt; avg) {</text:span></text:p>
      <text:p text:style-name="P489"><text:s text:c="12"/>*(result + index) = *(p + i);</text:p>
      <text:p text:style-name="P490"><text:s text:c="12"/>index++;</text:p>
      <text:p text:style-name="P491"><text:s text:c="8"/>}</text:p>
      <text:p text:style-name="P492"><text:s text:c="4"/>}</text:p>
      <text:p text:style-name="P493"><text:s text:c="4"/></text:p>
      <text:p text:style-name="P494"><text:span text:style-name="T495"><text:s text:c="4"/></text:span><text:span text:style-name="T496">return</text:span><text:span text:style-name="T497"><text:s/>result;</text:span></text:p>
      <text:p text:style-name="P498">}</text:p>
      <text:p text:style-name="P499"/>
      <text:p text:style-name="P500"/>
      <text:p text:style-name="Standard"><text:span text:style-name="T501">4.<text:s/></text:span><text:span text:style-name="T502">C</text:span><text:span text:style-name="T503">сылка</text:span><text:span text:style-name="T504"><text:s/></text:span><text:span text:style-name="T505">на</text:span><text:span text:style-name="T506"><text:s/></text:span><text:span text:style-name="T507">репозиторий</text:span><text:span text:style-name="T508">:</text:span><text:span text:style-name="T509"><text:s/></text:span><text:span text:style-name="T510">https://github.com/ganniieva/lab_2-3.git</text:span></text:p>
      <text:p text:style-name="P511">5. Вывод:</text:p>
      <text:p text:style-name="Standard"><text:span text:style-name="T512">Написала программу на C++, освоила работу с динамическими массивами и указателями, работала с арифметикой указателей для доступа к элементам массива, научилась управлять памятью вручную</text:span><text:span text:style-name="T51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1" style:display-name="p1" style:family="paragraph" style:parent-style-name="Обычный">
      <style:paragraph-properties style:vertical-align="auto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ds-markdown-paragraph" style:display-name="ds-markdown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1" style:display-name="s1" style:family="text" style:parent-style-name="Основнойшрифтабзаца">
      <style:text-properties style:font-name="Times New Roman" style:font-name-complex="Times New Roman" fo:font-size="9pt" style:font-size-asian="9pt" style:font-size-complex="9pt"/>
    </style:style>
    <style:style style:name="s2" style:display-name="s2" style:family="text" style:parent-style-name="Основнойшрифтабзаца">
      <style:text-properties style:font-name="Arial" style:font-name-complex="Arial" fo:font-size="7.5pt" style:font-size-asian="7.5pt" style:font-size-complex="7.5pt"/>
    </style:style>
    <style:style style:name="Заголовок3Знак" style:display-name="Заголовок 3 Знак" style:family="text" style:parent-style-name="Основнойшрифтабзаца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Милана Ганиева</dc:creator>
    <meta:creation-date>2025-12-04T20:25:00Z</meta:creation-date>
    <dc:date>2025-12-04T20:25:00Z</dc:date>
    <meta:template xlink:href="Normal" xlink:type="simple"/>
    <meta:editing-cycles>2</meta:editing-cycles>
    <meta:editing-duration>PT0S</meta:editing-duration>
    <meta:document-statistic meta:page-count="4" meta:paragraph-count="10" meta:word-count="751" meta:character-count="5026" meta:row-count="35" meta:non-whitespace-character-count="4285"/>
  </office:meta>
</office:document-meta>
</file>